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2in" fo:margin-left="0in" table:align="left"/>
    </style:style>
    <style:style style:name="Table1.A" style:family="table-column">
      <style:table-column-properties style:column-width="2.5097in"/>
    </style:style>
    <style:style style:name="Table1.B" style:family="table-column">
      <style:table-column-properties style:column-width="2.0938in"/>
    </style:style>
    <style:style style:name="Table1.A1" style:family="table-cell">
      <style:table-cell-properties style:vertical-align="middle" fo:padding="0.0382in" fo:border-left="0.05pt solid #000000" fo:border-right="none" fo:border-top="none" fo:border-bottom="0.05pt solid #000000"/>
    </style:style>
    <style:style style:name="Table1.B1" style:family="table-cell">
      <style:table-cell-properties style:vertical-align="middle" fo:padding="0.0382in" fo:border-left="0.05pt solid #000000" fo:border-right="0.05pt solid #000000" fo:border-top="none" fo:border-bottom="none"/>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729in"/>
    </style:style>
    <style:style style:name="Table2.B" style:family="table-column">
      <style:table-column-properties style:column-width="1.8438in"/>
    </style:style>
    <style:style style:name="Table2.C" style:family="table-column">
      <style:table-column-properties style:column-width="2.6458in"/>
    </style:style>
    <style:style style:name="Table2.D" style:family="table-column">
      <style:table-column-properties style:column-width="0.635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weight="bold" officeooo:rsid="0001722c" officeooo:paragraph-rsid="0001722c" style:font-weight-asian="bold" style:font-weight-complex="bold"/>
    </style:style>
    <style:style style:name="P5" style:family="paragraph" style:parent-style-name="Standard">
      <style:text-properties fo:font-weight="bold" officeooo:rsid="00041dec" officeooo:paragraph-rsid="00041dec"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2" style:family="paragraph" style:parent-style-name="List_20_Contents">
      <style:paragraph-properties fo:margin-left="0in" fo:margin-right="0in" fo:text-indent="0in" style:auto-text-indent="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officeooo:paragraph-rsid="0003500b"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list-style-name="L1">
      <style:paragraph-properties fo:text-align="start" style:justify-single-word="false"/>
      <style:text-properties fo:font-weight="normal" style:font-weight-asian="normal" style:font-weight-complex="normal"/>
    </style:style>
    <style:style style:name="P17" style:family="paragraph" style:parent-style-name="Standard" style:list-style-name="L3">
      <style:paragraph-properties fo:text-align="start" style:justify-single-word="false"/>
      <style:text-properties fo:font-weight="normal" style:font-weight-asian="normal" style:font-weight-complex="normal"/>
    </style:style>
    <style:style style:name="P18" style:family="paragraph" style:parent-style-name="Standard" style:list-style-name="L3">
      <style:paragraph-properties fo:text-align="start" style:justify-single-word="false"/>
      <style:text-properties fo:font-weight="normal" officeooo:paragraph-rsid="00250f50" style:font-weight-asian="normal" style:font-weight-complex="normal"/>
    </style:style>
    <style:style style:name="P19" style:family="paragraph" style:parent-style-name="Standard" style:list-style-name="L10">
      <style:text-properties fo:font-weight="normal" officeooo:paragraph-rsid="0001722c" style:font-weight-asian="normal" style:font-weight-complex="normal"/>
    </style:style>
    <style:style style:name="P20" style:family="paragraph" style:parent-style-name="Standard">
      <style:text-properties fo:font-weight="normal" officeooo:paragraph-rsid="0001722c" style:font-weight-asian="normal" style:font-weight-complex="normal"/>
    </style:style>
    <style:style style:name="P21" style:family="paragraph" style:parent-style-name="Standard" style:list-style-name="L11">
      <style:text-properties fo:font-weight="normal" officeooo:paragraph-rsid="0013d15b" style:font-weight-asian="normal" style:font-weight-complex="normal"/>
    </style:style>
    <style:style style:name="P22" style:family="paragraph" style:parent-style-name="Standard" style:list-style-name="L11">
      <style:text-properties fo:font-weight="normal" officeooo:paragraph-rsid="00158ebf" style:font-weight-asian="normal" style:font-weight-complex="normal"/>
    </style:style>
    <style:style style:name="P23" style:family="paragraph" style:parent-style-name="Standard" style:list-style-name="L11">
      <style:text-properties fo:font-weight="normal" officeooo:paragraph-rsid="00164400" style:font-weight-asian="normal" style:font-weight-complex="normal"/>
    </style:style>
    <style:style style:name="P24" style:family="paragraph" style:parent-style-name="Standard">
      <style:text-properties fo:font-weight="normal" officeooo:paragraph-rsid="00164400" style:font-weight-asian="normal" style:font-weight-complex="normal"/>
    </style:style>
    <style:style style:name="P25" style:family="paragraph" style:parent-style-name="Standard" style:list-style-name="L3">
      <style:paragraph-properties fo:text-align="start" style:justify-single-word="false"/>
      <style:text-properties fo:font-weight="normal" officeooo:rsid="00218f14" officeooo:paragraph-rsid="00250f50" style:font-weight-asian="normal" style:font-weight-complex="normal"/>
    </style:style>
    <style:style style:name="P26" style:family="paragraph" style:parent-style-name="Standard" style:list-style-name="L2">
      <style:paragraph-properties fo:text-align="start" style:justify-single-word="false"/>
      <style:text-properties officeooo:paragraph-rsid="0019dbdf"/>
    </style:style>
    <style:style style:name="P27" style:family="paragraph" style:parent-style-name="Standard" style:list-style-name="L5">
      <style:paragraph-properties fo:text-align="start" style:justify-single-word="false"/>
      <style:text-properties fo:font-style="normal" fo:font-weight="bold"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weight="bold" style:font-weight-asian="bold" style:font-weight-complex="bold"/>
    </style:style>
    <style:style style:name="P29" style:family="paragraph" style:parent-style-name="Standard" style:list-style-name="L6">
      <style:paragraph-properties fo:text-align="start" style:justify-single-word="false"/>
      <style:text-properties fo:font-weight="bold" style:font-weight-asian="bold" style:font-weight-complex="bold"/>
    </style:style>
    <style:style style:name="P30" style:family="paragraph" style:parent-style-name="Standard" style:list-style-name="L3">
      <style:paragraph-properties fo:text-align="start" style:justify-single-word="false"/>
      <style:text-properties fo:font-weight="bold" officeooo:paragraph-rsid="00250f50" style:font-weight-asian="bold" style:font-weight-complex="bold"/>
    </style:style>
    <style:style style:name="P31" style:family="paragraph" style:parent-style-name="Standard">
      <style:text-properties fo:font-weight="bold" officeooo:paragraph-rsid="0013a0dd" style:font-weight-asian="bold" style:font-weight-complex="bold"/>
    </style:style>
    <style:style style:name="P32" style:family="paragraph" style:parent-style-name="Standard" style:list-style-name="L7">
      <style:text-properties officeooo:paragraph-rsid="00041dec"/>
    </style:style>
    <style:style style:name="P33" style:family="paragraph" style:parent-style-name="Standard" style:list-style-name="L7">
      <style:text-properties officeooo:rsid="00041dec" officeooo:paragraph-rsid="00041dec"/>
    </style:style>
    <style:style style:name="P34" style:family="paragraph" style:parent-style-name="Standard" style:list-style-name="L8">
      <style:text-properties officeooo:paragraph-rsid="0006267b"/>
    </style:style>
    <style:style style:name="P35" style:family="paragraph" style:parent-style-name="Standard" style:list-style-name="L8">
      <style:text-properties officeooo:rsid="0006267b" officeooo:paragraph-rsid="0006267b"/>
    </style:style>
    <style:style style:name="P36" style:family="paragraph" style:parent-style-name="Standard" style:list-style-name="L9"/>
    <style:style style:name="P37" style:family="paragraph" style:parent-style-name="Standard" style:list-style-name="L13">
      <style:text-properties officeooo:rsid="00056d77" officeooo:paragraph-rsid="0017ee97"/>
    </style:style>
    <style:style style:name="P38" style:family="paragraph" style:parent-style-name="Standard" style:list-style-name="L13">
      <style:text-properties officeooo:rsid="00056d77" officeooo:paragraph-rsid="001e1be8"/>
    </style:style>
    <style:style style:name="P39" style:family="paragraph" style:parent-style-name="Standard">
      <style:text-properties officeooo:rsid="00056d77" officeooo:paragraph-rsid="0017ee97"/>
    </style:style>
    <style:style style:name="P40" style:family="paragraph" style:parent-style-name="Standard">
      <style:text-properties officeooo:rsid="00056d77" officeooo:paragraph-rsid="001e1be8"/>
    </style:style>
    <style:style style:name="P41" style:family="paragraph" style:parent-style-name="Standard">
      <style:text-properties officeooo:paragraph-rsid="001e1be8"/>
    </style:style>
    <style:style style:name="T1" style:family="text">
      <style:text-properties fo:font-weight="normal" style:font-weight-asian="normal" style:font-weight-complex="normal"/>
    </style:style>
    <style:style style:name="T2" style:family="text">
      <style:text-properties officeooo:rsid="0001722c"/>
    </style:style>
    <style:style style:name="T3" style:family="text">
      <style:text-properties officeooo:rsid="00041dec"/>
    </style:style>
    <style:style style:name="T4" style:family="text">
      <style:text-properties officeooo:rsid="0004b6c6"/>
    </style:style>
    <style:style style:name="T5" style:family="text">
      <style:text-properties officeooo:rsid="0006915a"/>
    </style:style>
    <style:style style:name="T6" style:family="text">
      <style:text-properties officeooo:rsid="00087eb9"/>
    </style:style>
    <style:style style:name="T7" style:family="text">
      <style:text-properties officeooo:rsid="000d991e"/>
    </style:style>
    <style:style style:name="T8" style:family="text">
      <style:text-properties officeooo:rsid="00106a79"/>
    </style:style>
    <style:style style:name="T9" style:family="text">
      <style:text-properties fo:font-style="normal" style:font-style-asian="normal" style:font-style-complex="normal"/>
    </style:style>
    <style:style style:name="T10" style:family="text">
      <style:text-properties officeooo:rsid="0013a0dd"/>
    </style:style>
    <style:style style:name="T11" style:family="text">
      <style:text-properties officeooo:rsid="0013d15b"/>
    </style:style>
    <style:style style:name="T12" style:family="text">
      <style:text-properties officeooo:rsid="00158ebf"/>
    </style:style>
    <style:style style:name="T13" style:family="text">
      <style:text-properties officeooo:rsid="00164400"/>
    </style:style>
    <style:style style:name="T14" style:family="text">
      <style:text-properties officeooo:rsid="00056d77"/>
    </style:style>
    <style:style style:name="T15" style:family="text">
      <style:text-properties officeooo:rsid="0001e975"/>
    </style:style>
    <style:style style:name="T16" style:family="text">
      <style:text-properties officeooo:rsid="0019dbdf"/>
    </style:style>
    <style:style style:name="T17" style:family="text">
      <style:text-properties officeooo:rsid="001a6356"/>
    </style:style>
    <style:style style:name="T18" style:family="text">
      <style:text-properties officeooo:rsid="001b71fd"/>
    </style:style>
    <style:style style:name="T19" style:family="text">
      <style:text-properties officeooo:rsid="001c99bc"/>
    </style:style>
    <style:style style:name="T20" style:family="text">
      <style:text-properties officeooo:rsid="001e763a"/>
    </style:style>
    <style:style style:name="T21" style:family="text">
      <style:text-properties fo:font-weight="bold" officeooo:rsid="00056d77" style:font-weight-asian="bold" style:font-weight-complex="bold"/>
    </style:style>
    <style:style style:name="T22" style:family="text">
      <style:text-properties fo:font-weight="bold" officeooo:rsid="0001e975" style:font-weight-asian="bold" style:font-weight-complex="bold"/>
    </style:style>
    <style:style style:name="T23" style:family="text">
      <style:text-properties officeooo:rsid="00207359"/>
    </style:style>
    <style:style style:name="T24" style:family="text">
      <style:text-properties officeooo:rsid="0021f5a8"/>
    </style:style>
    <style:style style:name="T25" style:family="text">
      <style:text-properties officeooo:rsid="00233139"/>
    </style:style>
    <style:style style:name="T26" style:family="text">
      <style:text-properties officeooo:rsid="00474566"/>
    </style:style>
    <style:style style:name="T27" style:family="text">
      <style:text-properties officeooo:rsid="001e155c"/>
    </style:style>
    <style:style style:name="T28" style:family="text">
      <style:text-properties officeooo:rsid="00218f14"/>
    </style:style>
    <style:style style:name="T29" style:family="text">
      <style:text-properties officeooo:rsid="0026b5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ority queues</text:p>
      <text:p text:style-name="P3">Priority Queue<text:line-break/><text:span text:style-name="T1">An </text:span>abstract data-type<text:span text:style-name="T1"> which supports two operations</text:span></text:p>
      <text:list xml:id="list6715697911619947418" text:style-name="L1">
        <text:list-item>
          <text:p text:style-name="P16">Insert <text:span text:style-name="T18">a key</text:span></text:p>
        </text:list-item>
        <text:list-item>
          <text:p text:style-name="P16">Remove the maximum/minimum <text:span text:style-name="T18">key</text:span></text:p>
        </text:list-item>
      </text:list>
      <text:p text:style-name="P8"/>
      <text:p text:style-name="P3">Need for priority queues</text:p>
      <text:p text:style-name="P9">Certain group of applications which always need to process the greatest/<text:span text:style-name="T23">smallest</text:span> element</text:p>
      <text:list xml:id="list8140597886448978049" text:style-name="L2">
        <text:list-item>
          <text:p text:style-name="P26">Simulation systems where keys correspond to event times, to be processed in chronological order<text:span text:style-name="T8">(M</text:span><text:span text:style-name="T19">in </text:span><text:span text:style-name="T23">priority</text:span><text:span text:style-name="T8"> Queue)</text:span></text:p>
        </text:list-item>
        <text:list-item>
          <text:p text:style-name="P26">Job scheduling, where the keys correspond to priorities indicating which task are to be performed first<text:span text:style-name="T8">(Max priority queue)</text:span></text:p>
        </text:list-item>
        <text:list-item>
          <text:p text:style-name="P26">Numerical computations, where the keys represent computational errors, indication which order we should deal with them<text:span text:style-name="T24">(Min priority queue)</text:span></text:p>
        </text:list-item>
        <text:list-item>
          <text:p text:style-name="P26"><text:span text:style-name="T8">In implementing minimum spanning tree algorithms and shortest path first algorithms</text:span></text:p>
        </text:list-item>
      </text:list>
      <text:p text:style-name="P9"/>
      <text:p text:style-name="P3">Why can't the above applications use a sort algorithm to sort their data before-handed <text:s/>so that they can always process the greatest element?</text:p>
      <text:p text:style-name="P9">The dataset of the typical process-the-greatest-element type algorithm is dynamic with new elements coming in. Sorting the whole dataset every time a new element comes in can be done with a worst case complexity of N compares. A PQ on the other hand guarantees a worst case complexity of lg(N) compares <text:span text:style-name="T17">when implemented using a heap</text:span>. Refer to the next table</text:p>
      <text:p text:style-name="P9"/>
      <text:p text:style-name="P11">Performance and implementation alternatives for Priority queue</text:p>
      <table:table table:name="Table1" table:style-name="Table1">
        <table:table-column table:style-name="Table1.A"/>
        <table:table-column table:style-name="Table1.B" table:number-columns-repeated="2"/>
        <table:table-row>
          <table:table-cell table:style-name="Table1.A1" table:number-rows-spanned="2" office:value-type="string">
            <text:p text:style-name="P2"><text:span text:style-name="T5">Underlying d</text:span>ata structure</text:p>
          </table:table-cell>
          <table:table-cell table:style-name="Table1.B1" table:number-columns-spanned="2" office:value-type="string">
            <text:p text:style-name="P2">Time complexity</text:p>
          </table:table-cell>
          <table:covered-table-cell/>
        </table:table-row>
        <table:table-row>
          <table:covered-table-cell/>
          <table:table-cell table:style-name="Table1.A1" office:value-type="string">
            <text:p text:style-name="P2">Insert</text:p>
          </table:table-cell>
          <table:table-cell table:style-name="Table1.C2" office:value-type="string">
            <text:p text:style-name="P2">Delete max</text:p>
          </table:table-cell>
        </table:table-row>
        <table:table-row>
          <table:table-cell table:style-name="Table1.A1" office:value-type="string">
            <text:p text:style-name="P7">Ordered <text:span text:style-name="T6">array or linked list</text:span></text:p>
          </table:table-cell>
          <table:table-cell table:style-name="Table1.A1" office:value-type="string">
            <text:p text:style-name="P7">O(N)</text:p>
          </table:table-cell>
          <table:table-cell table:style-name="Table1.C2" office:value-type="string">
            <text:p text:style-name="P10">O(1)</text:p>
          </table:table-cell>
        </table:table-row>
        <table:table-row>
          <table:table-cell table:style-name="Table1.A1" office:value-type="string">
            <text:p text:style-name="P7"><text:s/>Unordered array <text:span text:style-name="T6">or linked list</text:span></text:p>
          </table:table-cell>
          <table:table-cell table:style-name="Table1.A1" office:value-type="string">
            <text:p text:style-name="P10">1</text:p>
          </table:table-cell>
          <table:table-cell table:style-name="Table1.C2" office:value-type="string">
            <text:p text:style-name="P10">O(N)</text:p>
          </table:table-cell>
        </table:table-row>
        <table:table-row>
          <table:table-cell table:style-name="Table1.A1" office:value-type="string">
            <text:p text:style-name="P7"><text:a xlink:type="simple" xlink:href="../Binary%20Heap.odt"><text:span text:style-name="T7">B</text:span></text:a><text:a xlink:type="simple" xlink:href="../Binary%20Heap.odt">inary heap</text:a></text:p>
          </table:table-cell>
          <table:table-cell table:style-name="Table1.A1" office:value-type="string">
            <text:p text:style-name="P10">O(lg N)</text:p>
          </table:table-cell>
          <table:table-cell table:style-name="Table1.C2" office:value-type="string">
            <text:p text:style-name="P10">O(lg N)</text:p>
          </table:table-cell>
        </table:table-row>
      </table:table>
      <text:p text:style-name="P12"/>
      <text:p text:style-name="P3">Costs of finding the largest M in a stream of N elements(M is pretty much smaller than N)</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table:number-columns-spanned="2" office:value-type="string">
            <text:p text:style-name="P13">Client</text:p>
          </table:table-cell>
          <table:covered-table-cell/>
          <table:table-cell table:style-name="Table2.C1" table:number-columns-spanned="2" office:value-type="string">
            <text:p text:style-name="P13">Order of growth</text:p>
          </table:table-cell>
          <table:covered-table-cell/>
        </table:table-row>
        <table:table-row>
          <table:covered-table-cell/>
          <table:covered-table-cell/>
          <table:table-cell table:style-name="Table2.C2" office:value-type="string">
            <text:p text:style-name="P13">Time</text:p>
          </table:table-cell>
          <table:table-cell table:style-name="Table2.D2" office:value-type="string">
            <text:p text:style-name="P13">Space</text:p>
          </table:table-cell>
        </table:table-row>
        <table:table-row>
          <table:table-cell table:style-name="Table2.C2" table:number-columns-spanned="2" office:value-type="string">
            <text:p text:style-name="P13">Sort client</text:p>
          </table:table-cell>
          <table:covered-table-cell/>
          <table:table-cell table:style-name="Table2.C2" office:value-type="string">
            <text:p text:style-name="P15">N lg(N)</text:p>
          </table:table-cell>
          <table:table-cell table:style-name="Table2.D2" office:value-type="string">
            <text:p text:style-name="P15">N</text:p>
          </table:table-cell>
        </table:table-row>
        <table:table-row>
          <table:table-cell table:style-name="Table2.C2" table:number-rows-spanned="2" office:value-type="string">
            <text:p text:style-name="P14">PQ client</text:p>
            <text:p text:style-name="P14">(Keeps only the top M elements after insertion of the M+1 element)</text:p>
          </table:table-cell>
          <table:table-cell table:style-name="Table2.C2" office:value-type="string">
            <text:p text:style-name="P13">Elementary implementation</text:p>
          </table:table-cell>
          <table:table-cell table:style-name="Table2.C2" office:value-type="string">
            <text:p text:style-name="P15">M + M + … N times = NM</text:p>
          </table:table-cell>
          <table:table-cell table:style-name="Table2.D2" office:value-type="string">
            <text:p text:style-name="P15">M</text:p>
          </table:table-cell>
        </table:table-row>
        <table:table-row>
          <table:covered-table-cell/>
          <table:table-cell table:style-name="Table2.C2" office:value-type="string">
            <text:p text:style-name="P13">Heap-based implementation</text:p>
          </table:table-cell>
          <table:table-cell table:style-name="Table2.C2" office:value-type="string">
            <text:p text:style-name="P15">lg M + lg M + … N times = N lg(M)</text:p>
          </table:table-cell>
          <table:table-cell table:style-name="Table2.D2" office:value-type="string">
            <text:p text:style-name="P15">M</text:p>
          </table:table-cell>
        </table:table-row>
      </table:table>
      <text:p text:style-name="P3"/>
      <text:p text:style-name="P3">Implementation of PQ operations using sink and swim when PQ is implemented as a complete-binary-heap</text:p>
      <text:list xml:id="list2904767169072430321" text:style-name="L3">
        <text:list-item>
          <text:p text:style-name="P30">Insert –<text:span text:style-name="T26"> O(lg N)</text:span></text:p>
          <text:list>
            <text:list-item>
              <text:p text:style-name="P18">Add key at the end of the tree and swim <text:span text:style-name="T27">it </text:span>up <text:span text:style-name="T28">so that the order of the binary heap is not violated.</text:span></text:p>
            </text:list-item>
            <text:list-item>
              <text:p text:style-name="P25">This requires no more than 1 + lg N compares</text:p>
            </text:list-item>
          </text:list>
        </text:list-item>
        <text:list-item>
          <text:p text:style-name="P30">Remove the maximum –<text:span text:style-name="T29"> O(lg N)</text:span></text:p>
          <text:list>
            <text:list-item>
              <text:p text:style-name="P18">Remove the first node</text:p>
            </text:list-item>
            <text:list-item>
              <text:p text:style-name="P18"><text:soft-page-break/>Put the item from the end of the heap at the top.</text:p>
            </text:list-item>
            <text:list-item>
              <text:p text:style-name="P18">Make it sink.</text:p>
            </text:list-item>
            <text:list-item>
              <text:p text:style-name="P18"><text:span text:style-name="T28">This requires no more than 2 lg N compares</text:span></text:p>
            </text:list-item>
          </text:list>
        </text:list-item>
      </text:list>
      <text:p text:style-name="P8"/>
      <text:p text:style-name="P3"><text:span text:style-name="T9">How to design a data type which implements all the below operations in logarithmic time</text:span></text:p>
      <text:list xml:id="list8364172979959919668" text:style-name="L5">
        <text:list-item>
          <text:p text:style-name="P27">Insert in logarithmic time</text:p>
        </text:list-item>
        <text:list-item>
          <text:p text:style-name="P27">Remove the maximum in logarithmic time</text:p>
        </text:list-item>
        <text:list-item>
          <text:p text:style-name="P27">Remove the minimum in logarithmic time</text:p>
        </text:list-item>
        <text:list-item>
          <text:p text:style-name="P27">Find the max in constant time</text:p>
        </text:list-item>
        <text:list-item>
          <text:p text:style-name="P27">Find the min in constant time</text:p>
        </text:list-item>
      </text:list>
      <text:p text:style-name="P9">Use both, a min-PQ and a max-PQ</text:p>
      <text:p text:style-name="P9"/>
      <text:p text:style-name="P3">How to design a data-type which implements</text:p>
      <text:list xml:id="list5252714231354260881" text:style-name="L6">
        <text:list-item>
          <text:p text:style-name="P29">Insert in logarithmic time</text:p>
        </text:list-item>
        <text:list-item>
          <text:p text:style-name="P29">Find the median in constant time</text:p>
        </text:list-item>
        <text:list-item>
          <text:p text:style-name="P29">Delete the median in logarithmic time</text:p>
        </text:list-item>
      </text:list>
      <text:p text:style-name="P9">Use a min-PQ to store elements greater than the median and a max-PQ to store elements lesser than the median</text:p>
      <text:p text:style-name="Standard"/>
      <text:p text:style-name="P41"><text:span text:style-name="T21">Given k sorted sequences of totally n elements, describe a n log k algorithm</text:span><text:span text:style-name="T22"> </text:span><text:span text:style-name="T21">to merge all the k sorted sequences into one sorted sequence of n elements</text:span></text:p>
      <text:list xml:id="list6725214115436656655" text:style-name="L13">
        <text:list-item>
          <text:p text:style-name="P38">Construct a heap with the k sorted sequences. Base the compar<text:span text:style-name="T20">i</text:span>sons for heap construction on the smallest element of each sorted sequence.</text:p>
        </text:list-item>
        <text:list-item>
          <text:p text:style-name="P38">Repeat until there are no elements in the heap</text:p>
        </text:list-item>
        <text:list-item>
          <text:p text:style-name="P38"><text:s/><text:tab/>Remove the minimum element of the heap. This gives one sorted sequence.</text:p>
        </text:list-item>
        <text:list-item>
          <text:p text:style-name="P38"><text:s/><text:tab/>Remove and append the smallest element of this sorted sequence into the output sequence</text:p>
        </text:list-item>
        <text:list-item>
          <text:p text:style-name="P38"><text:s/><text:tab/>Reinsert the modified sorted sequence</text:p>
        </text:list-item>
      </text:list>
      <text:p text:style-name="P40"/>
      <text:p text:style-name="P1">Need for indexed priority queues</text:p>
      <text:list xml:id="list6959561977807257407" text:style-name="L8">
        <text:list-item>
          <text:p text:style-name="P34">In a priority queue, access is limited to the smallest or largest element only. 'Access' means read or change or a delete operation. Some clients may need access to all elements in the PQ. This is achieved by associating each item with a name(in this case an index). The client can now access not only the smallest/largest but also any element using its name.</text:p>
        </text:list-item>
        <text:list-item>
          <text:p text:style-name="P35">Applications</text:p>
          <text:list>
            <text:list-item>
              <text:p text:style-name="P35">Prims algorithm</text:p>
            </text:list-item>
            <text:list-item>
              <text:p text:style-name="P35">Dijkshtra's algorithm.</text:p>
            </text:list-item>
          </text:list>
        </text:list-item>
      </text:list>
      <text:p text:style-name="Standard"/>
      <text:p text:style-name="P1">How is this implemented</text:p>
      <text:p text:style-name="Standard">Access through the 'name' of an item is implemented by </text:p>
      <text:list xml:id="list2946711562312228881" text:style-name="L9">
        <text:list-item>
          <text:p text:style-name="P36">Storing the elements in a normal array(keys[])</text:p>
        </text:list-item>
        <text:list-item>
          <text:p text:style-name="P36">Storing their names(indexes of the items in the normal) in the PQ(pq[]). The PQ is of course organized based on the values of the items in the normal array and not on the values of the names(indexes) it actually stores. Now the items can be referred through names(indexes) in the normal data array(keys[])</text:p>
        </text:list-item>
        <text:list-item>
          <text:p text:style-name="P36">In order for other access operation like change or delete delete of an item, it is necessary to readjust the PQ of the corresponding names(indexes) to reflect the change or delete. This can be done only if the position of a particular item in the PQ is known. So an additional reverse index array(qp[]) is used to store the positions of the items(actually position of the names of the items) in the PQ.</text:p>
        </text:list-item>
      </text:list>
      <text:p text:style-name="Standard"/>
      <text:p text:style-name="P1"><text:soft-page-break/>Semantics of the reverse indexes</text:p>
      <text:p text:style-name="P6">Interpret qp[i] as giving the index of the priority queue where i(actually the element associated with i) is stored</text:p>
      <text:p text:style-name="P6"/>
      <text:p text:style-name="P4">Implementations</text:p>
      <text:list xml:id="list116629080843616700" text:style-name="L10">
        <text:list-item>
          <text:p text:style-name="P19"><text:a xlink:type="simple" xlink:href="../Algorithms,%204th%20Edition%20-%20Sedgewick,%20Wayne/Exercises/Sorting/src/MaxPQ.java"><text:span text:style-name="T2">Max PQ</text:span></text:a></text:p>
        </text:list-item>
        <text:list-item>
          <text:p text:style-name="P19"><text:a xlink:type="simple" xlink:href="../Algorithms,%204th%20Edition%20-%20Sedgewick,%20Wayne/Exercises/Sorting/src/MinPQ.java"><text:span text:style-name="T2">Min PQ</text:span></text:a></text:p>
        </text:list-item>
        <text:list-item>
          <text:p text:style-name="P19"><text:a xlink:type="simple" xlink:href="../Algorithms,%204th%20Edition%20-%20Sedgewick,%20Wayne/Exercises/Sorting/src/IndexMinPQ.java"><text:span text:style-name="T2">Indexed minimum priority queue</text:span></text:a></text:p>
        </text:list-item>
      </text:list>
      <text:p text:style-name="P20"><text:span text:style-name="T2"/></text:p>
      <text:p text:style-name="P31"><text:span text:style-name="T10">What would happen if elements with successively greater priorities are inserted into </text:span></text:p>
      <text:list xml:id="list6074061193074606610" text:style-name="L11">
        <text:list-item>
          <text:p text:style-name="P21"><text:span text:style-name="T11">A minimum priority queue</text:span></text:p>
          <text:list>
            <text:list-item>
              <text:p text:style-name="P22"><text:span text:style-name="T12">The PQ acts </text:span><text:span text:style-name="T13">a FIFO queue</text:span></text:p>
            </text:list-item>
          </text:list>
        </text:list-item>
        <text:list-item>
          <text:p text:style-name="P21"><text:span text:style-name="T11">A maximum priority queue</text:span></text:p>
          <text:list>
            <text:list-item>
              <text:p text:style-name="P23"><text:span text:style-name="T13">The PQ acts as a LIFO stack</text:span></text:p>
            </text:list-item>
          </text:list>
        </text:list-item>
      </text:list>
      <text:p text:style-name="P24"><text:span text:style-name="T13"/></text:p>
      <text:p text:style-name="P3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12T08:15:25</meta:creation-date>
    <dc:date>2013-09-09T16:29:32</dc:date>
    <dc:creator>Kempa </dc:creator>
    <meta:editing-duration>PT18H55M10S</meta:editing-duration>
    <meta:editing-cycles>48</meta:editing-cycles>
    <meta:generator>LibreOffice/4.0.2.2$Linux_x86 LibreOffice_project/400m0$Build-2</meta:generator>
    <meta:document-statistic meta:table-count="2" meta:image-count="0" meta:object-count="0" meta:page-count="3" meta:paragraph-count="90" meta:word-count="881" meta:character-count="4902" meta:non-whitespace-character-count="4140"/>
  </office:meta>
</office:document-meta>
</file>